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48.61pt"/>
    </style:style>
    <style:style style:name="co5" style:family="table-column">
      <style:table-column-properties fo:break-before="auto" style:column-width="97.99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63.3pt"/>
    </style:style>
    <style:style style:name="co8" style:family="table-column">
      <style:table-column-properties fo:break-before="auto" style:column-width="78.69pt"/>
    </style:style>
    <style:style style:name="co9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109.05pt"/>
    </style:style>
    <style:style style:name="co12" style:family="table-column">
      <style:table-column-properties fo:break-before="auto" style:column-width="92.61pt"/>
    </style:style>
    <style:style style:name="co13" style:family="table-column">
      <style:table-column-properties fo:break-before="auto" style:column-width="62.5pt"/>
    </style:style>
    <style:style style:name="co14" style:family="table-column">
      <style:table-column-properties fo:break-before="auto" style:column-width="85.15pt"/>
    </style:style>
    <style:style style:name="co15" style:family="table-column">
      <style:table-column-properties fo:break-before="auto" style:column-width="111.91pt"/>
    </style:style>
    <style:style style:name="co16" style:family="table-column">
      <style:table-column-properties fo:break-before="auto" style:column-width="33.39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57.74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80.25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69pt" fo:break-before="auto" style:use-optimal-row-height="true"/>
    </style:style>
    <style:style style:name="ro6" style:family="table-row">
      <style:table-row-properties style:row-height="102.7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ingle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number-columns-repeated="1005" table:default-cell-style-name="ce1"/>
        <table:table-row table:style-name="ro1">
          <table:table-cell office:value-type="string" calcext:value-type="string">
            <text:p>test_id</text:p>
          </table:table-cell>
          <table:table-cell office:value-type="string" calcext:value-type="string">
            <text:p>max_num_candidates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nl_utterance</text:p>
          </table:table-cell>
          <table:table-cell office:value-type="string" calcext:value-type="string">
            <text:p>target_formula</text:p>
          </table:table-cell>
          <table:table-cell office:value-type="string" calcext:value-type="string">
            <text:p>initial_user_waiting</text:p>
          </table:table-cell>
          <table:table-cell office:value-type="string" calcext:value-type="string">
            <text:p>initial_candidates_generation_time</text:p>
          </table:table-cell>
          <table:table-cell office:value-type="string" calcext:value-type="string">
            <text:p>candidates_generation_solving_time</text:p>
          </table:table-cell>
          <table:table-cell office:value-type="string" calcext:value-type="string">
            <text:p>num_initial_candidates</text:p>
          </table:table-cell>
          <table:table-cell office:value-type="string" calcext:value-type="string">
            <text:p>num_attempts_candidates_generation</text:p>
          </table:table-cell>
          <table:table-cell office:value-type="string" calcext:value-type="string">
            <text:p>num_questions_asked</text:p>
          </table:table-cell>
          <table:table-cell office:value-type="string" calcext:value-type="string">
            <text:p>average_question_waiting</text:p>
          </table:table-cell>
          <table:table-cell office:value-type="string" calcext:value-type="string">
            <text:p>average_disambiguation_duration</text:p>
          </table:table-cell>
          <table:table-cell office:value-type="string" calcext:value-type="string">
            <text:p>num_disambiguations</text:p>
          </table:table-cell>
          <table:table-cell office:value-type="string" calcext:value-type="string">
            <text:p>formula_is_found</text:p>
          </table:table-cell>
          <table:table-cell office:value-type="string" calcext:value-type="string">
            <text:p>result_formula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3</text:p>
          </table:table-cell>
          <table:table-cell office:value-type="string" calcext:value-type="string">
            <text:p>TOP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3.155221" calcext:value-type="float">
            <text:p>3.155221</text:p>
          </table:table-cell>
          <table:table-cell office:value-type="float" office:value="0.678900408000004" calcext:value-type="float">
            <text:p>0.678900408000004</text:p>
          </table:table-cell>
          <table:table-cell office:value-type="float" office:value="0.13139177900004" calcext:value-type="float">
            <text:p>0.131391779000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7104" calcext:value-type="float">
            <text:p>0.687104</text:p>
          </table:table-cell>
          <table:table-cell office:value-type="float" office:value="1.33532120550001" calcext:value-type="float">
            <text:p>1.3353212055000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1.831795" calcext:value-type="float">
            <text:p>1.831795</text:p>
          </table:table-cell>
          <table:table-cell office:value-type="float" office:value="0.573950263" calcext:value-type="float">
            <text:p>0.573950263</text:p>
          </table:table-cell>
          <table:table-cell office:value-type="float" office:value="0.072086019000011" calcext:value-type="float">
            <text:p>0.0720860190000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08776" calcext:value-type="float">
            <text:p>0.708776</text:p>
          </table:table-cell>
          <table:table-cell office:value-type="float" office:value="1.272859001" calcext:value-type="float">
            <text:p>1.27285900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5_3,at_6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1.852437" calcext:value-type="float">
            <text:p>1.852437</text:p>
          </table:table-cell>
          <table:table-cell office:value-type="float" office:value="0.593804232999986" calcext:value-type="float">
            <text:p>0.593804232999986</text:p>
          </table:table-cell>
          <table:table-cell office:value-type="float" office:value="0.0906285539999772" calcext:value-type="float">
            <text:p>0.0906285539999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05042" calcext:value-type="float">
            <text:p>0.705042</text:p>
          </table:table-cell>
          <table:table-cell office:value-type="float" office:value="1.26844230100001" calcext:value-type="float">
            <text:p>1.2684423010000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5_3,at_6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3.162263" calcext:value-type="float">
            <text:p>3.162263</text:p>
          </table:table-cell>
          <table:table-cell office:value-type="float" office:value="1.79776415699999" calcext:value-type="float">
            <text:p>1.79776415699999</text:p>
          </table:table-cell>
          <table:table-cell office:value-type="float" office:value="0.318722455000057" calcext:value-type="float">
            <text:p>0.3187224550000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5711" calcext:value-type="float">
            <text:p>0.025711</text:p>
          </table:table-cell>
          <table:table-cell office:value-type="float" office:value="1.29930924800001" calcext:value-type="float">
            <text:p>1.299309248000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2.872468" calcext:value-type="float">
            <text:p>2.872468</text:p>
          </table:table-cell>
          <table:table-cell office:value-type="float" office:value="1.613172459" calcext:value-type="float">
            <text:p>1.613172459</text:p>
          </table:table-cell>
          <table:table-cell office:value-type="float" office:value="0.204718500000013" calcext:value-type="float">
            <text:p>0.2047185000000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7984" calcext:value-type="float">
            <text:p>0.687984</text:p>
          </table:table-cell>
          <table:table-cell office:value-type="float" office:value="1.25076842599998" calcext:value-type="float">
            <text:p>1.2507684259999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neg(at_6_4),at_6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3.018674" calcext:value-type="float">
            <text:p>3.018674</text:p>
          </table:table-cell>
          <table:table-cell office:value-type="float" office:value="1.65370983599996" calcext:value-type="float">
            <text:p>1.65370983599996</text:p>
          </table:table-cell>
          <table:table-cell office:value-type="float" office:value="0.230411697999955" calcext:value-type="float">
            <text:p>0.2304116979999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591465" calcext:value-type="float">
            <text:p>0.7591465</text:p>
          </table:table-cell>
          <table:table-cell office:value-type="float" office:value="1.37655008299998" calcext:value-type="float">
            <text:p>1.3765500829999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1.974462" calcext:value-type="float">
            <text:p>1.974462</text:p>
          </table:table-cell>
          <table:table-cell office:value-type="float" office:value="0.707592479000027" calcext:value-type="float">
            <text:p>0.707592479000027</text:p>
          </table:table-cell>
          <table:table-cell office:value-type="float" office:value="0.128827069000067" calcext:value-type="float">
            <text:p>0.1288270690000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78421333333333" calcext:value-type="float">
            <text:p>0.978421333333333</text:p>
          </table:table-cell>
          <table:table-cell office:value-type="float" office:value="1.33794349099999" calcext:value-type="float">
            <text:p>1.3379434909999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2.040452" calcext:value-type="float">
            <text:p>2.040452</text:p>
          </table:table-cell>
          <table:table-cell office:value-type="float" office:value="0.781945570000005" calcext:value-type="float">
            <text:p>0.781945570000005</text:p>
          </table:table-cell>
          <table:table-cell office:value-type="float" office:value="0.15373191499998" calcext:value-type="float">
            <text:p>0.153731914999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88366" calcext:value-type="float">
            <text:p>0.688366</text:p>
          </table:table-cell>
          <table:table-cell office:value-type="float" office:value="1.2519326945" calcext:value-type="float">
            <text:p>1.251932694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2.133962" calcext:value-type="float">
            <text:p>2.133962</text:p>
          </table:table-cell>
          <table:table-cell office:value-type="float" office:value="0.724091398999974" calcext:value-type="float">
            <text:p>0.724091398999974</text:p>
          </table:table-cell>
          <table:table-cell office:value-type="float" office:value="0.144263785000021" calcext:value-type="float">
            <text:p>0.144263785000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95101" calcext:value-type="float">
            <text:p>0.695101</text:p>
          </table:table-cell>
          <table:table-cell office:value-type="float" office:value="1.32255248749999" calcext:value-type="float">
            <text:p>1.3225524874999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3.404347" calcext:value-type="float">
            <text:p>3.404347</text:p>
          </table:table-cell>
          <table:table-cell office:value-type="float" office:value="2.03721722099999" calcext:value-type="float">
            <text:p>2.03721722099999</text:p>
          </table:table-cell>
          <table:table-cell office:value-type="float" office:value="0.466991988999951" calcext:value-type="float">
            <text:p>0.46699198899995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69725" calcext:value-type="float">
            <text:p>0.769725</text:p>
          </table:table-cell>
          <table:table-cell office:value-type="float" office:value="1.382438694" calcext:value-type="float">
            <text:p>1.38243869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3.428579" calcext:value-type="float">
            <text:p>3.428579</text:p>
          </table:table-cell>
          <table:table-cell office:value-type="float" office:value="2.064258198" calcext:value-type="float">
            <text:p>2.064258198</text:p>
          </table:table-cell>
          <table:table-cell office:value-type="float" office:value="0.455085186000019" calcext:value-type="float">
            <text:p>0.4550851860000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8218005" calcext:value-type="float">
            <text:p>0.8218005</text:p>
          </table:table-cell>
          <table:table-cell office:value-type="float" office:value="1.43644108650003" calcext:value-type="float">
            <text:p>1.436441086500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0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p into water and then visit [6,4]</text:p>
          </table:table-cell>
          <table:table-cell office:value-type="string" calcext:value-type="string">
            <text:p>before(neg(at_dry),at_6_4)</text:p>
          </table:table-cell>
          <table:table-cell office:value-type="float" office:value="3.405828" calcext:value-type="float">
            <text:p>3.405828</text:p>
          </table:table-cell>
          <table:table-cell office:value-type="float" office:value="2.03700357300005" calcext:value-type="float">
            <text:p>2.03700357300005</text:p>
          </table:table-cell>
          <table:table-cell office:value-type="float" office:value="0.479161921000127" calcext:value-type="float">
            <text:p>0.4791619210001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6253" calcext:value-type="float">
            <text:p>0.036253</text:p>
          </table:table-cell>
          <table:table-cell office:value-type="float" office:value="1.30330402800001" calcext:value-type="float">
            <text:p>1.303304028000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neg(at_dry),at_6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1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2.935696" calcext:value-type="float">
            <text:p>2.935696</text:p>
          </table:table-cell>
          <table:table-cell office:value-type="float" office:value="1.66732578699998" calcext:value-type="float">
            <text:p>1.66732578699998</text:p>
          </table:table-cell>
          <table:table-cell office:value-type="float" office:value="0.226734466999972" calcext:value-type="float">
            <text:p>0.2267344669999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31564" calcext:value-type="float">
            <text:p>0.631564</text:p>
          </table:table-cell>
          <table:table-cell office:value-type="float" office:value="1.19918492349998" calcext:value-type="float">
            <text:p>1.1991849234999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1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3.023741" calcext:value-type="float">
            <text:p>3.023741</text:p>
          </table:table-cell>
          <table:table-cell office:value-type="float" office:value="1.74289410400002" calcext:value-type="float">
            <text:p>1.74289410400002</text:p>
          </table:table-cell>
          <table:table-cell office:value-type="float" office:value="0.257538410000052" calcext:value-type="float">
            <text:p>0.2575384100000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374485" calcext:value-type="float">
            <text:p>0.6374485</text:p>
          </table:table-cell>
          <table:table-cell office:value-type="float" office:value="1.20856259249999" calcext:value-type="float">
            <text:p>1.2085625924999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1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3.030497" calcext:value-type="float">
            <text:p>3.030497</text:p>
          </table:table-cell>
          <table:table-cell office:value-type="float" office:value="1.75991371999999" calcext:value-type="float">
            <text:p>1.75991371999999</text:p>
          </table:table-cell>
          <table:table-cell office:value-type="float" office:value="0.277693858000021" calcext:value-type="float">
            <text:p>0.2776938580000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5989" calcext:value-type="float">
            <text:p>0.025989</text:p>
          </table:table-cell>
          <table:table-cell office:value-type="float" office:value="1.201821494" calcext:value-type="float">
            <text:p>1.20182149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1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6.639111" calcext:value-type="float">
            <text:p>6.639111</text:p>
          </table:table-cell>
          <table:table-cell office:value-type="float" office:value="5.36630855199996" calcext:value-type="float">
            <text:p>5.36630855199996</text:p>
          </table:table-cell>
          <table:table-cell office:value-type="float" office:value="0.639182337999955" calcext:value-type="float">
            <text:p>0.6391823379999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75605" calcext:value-type="float">
            <text:p>0.6875605</text:p>
          </table:table-cell>
          <table:table-cell office:value-type="float" office:value="1.2624632815" calcext:value-type="float">
            <text:p>1.26246328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1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6.88662" calcext:value-type="float">
            <text:p>6.88662</text:p>
          </table:table-cell>
          <table:table-cell office:value-type="float" office:value="5.61791304999997" calcext:value-type="float">
            <text:p>5.61791304999997</text:p>
          </table:table-cell>
          <table:table-cell office:value-type="float" office:value="0.811588871000026" calcext:value-type="float">
            <text:p>0.8115888710000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880445" calcext:value-type="float">
            <text:p>0.6880445</text:p>
          </table:table-cell>
          <table:table-cell office:value-type="float" office:value="1.25687609850002" calcext:value-type="float">
            <text:p>1.2568760985000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1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6.764609" calcext:value-type="float">
            <text:p>6.764609</text:p>
          </table:table-cell>
          <table:table-cell office:value-type="float" office:value="5.48878670099998" calcext:value-type="float">
            <text:p>5.48878670099998</text:p>
          </table:table-cell>
          <table:table-cell office:value-type="float" office:value="0.700600393999935" calcext:value-type="float">
            <text:p>0.7006003939999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19507" calcext:value-type="float">
            <text:p>0.019507</text:p>
          </table:table-cell>
          <table:table-cell office:value-type="float" office:value="1.20739322200006" calcext:value-type="float">
            <text:p>1.2073932220000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1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3.225621" calcext:value-type="float">
            <text:p>3.225621</text:p>
          </table:table-cell>
          <table:table-cell office:value-type="float" office:value="1.95433350000008" calcext:value-type="float">
            <text:p>1.95433350000008</text:p>
          </table:table-cell>
          <table:table-cell office:value-type="float" office:value="0.383875622000005" calcext:value-type="float">
            <text:p>0.38387562200000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29112" calcext:value-type="float">
            <text:p>0.029112</text:p>
          </table:table-cell>
          <table:table-cell office:value-type="float" office:value="1.20318300399993" calcext:value-type="float">
            <text:p>1.2031830039999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1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3.19361" calcext:value-type="float">
            <text:p>3.19361</text:p>
          </table:table-cell>
          <table:table-cell office:value-type="float" office:value="1.92099052499998" calcext:value-type="float">
            <text:p>1.92099052499998</text:p>
          </table:table-cell>
          <table:table-cell office:value-type="float" office:value="0.346523720000278" calcext:value-type="float">
            <text:p>0.34652372000027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375515" calcext:value-type="float">
            <text:p>0.6375515</text:p>
          </table:table-cell>
          <table:table-cell office:value-type="float" office:value="1.19949597499999" calcext:value-type="float">
            <text:p>1.1994959749999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1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3.227556" calcext:value-type="float">
            <text:p>3.227556</text:p>
          </table:table-cell>
          <table:table-cell office:value-type="float" office:value="1.95036745100003" calcext:value-type="float">
            <text:p>1.95036745100003</text:p>
          </table:table-cell>
          <table:table-cell office:value-type="float" office:value="0.371410338999794" calcext:value-type="float">
            <text:p>0.37141033899979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320105" calcext:value-type="float">
            <text:p>0.6320105</text:p>
          </table:table-cell>
          <table:table-cell office:value-type="float" office:value="1.20227936600003" calcext:value-type="float">
            <text:p>1.202279366000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1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7.225544" calcext:value-type="float">
            <text:p>7.225544</text:p>
          </table:table-cell>
          <table:table-cell office:value-type="float" office:value="5.84225465199995" calcext:value-type="float">
            <text:p>5.84225465199995</text:p>
          </table:table-cell>
          <table:table-cell office:value-type="float" office:value="0.927010635999977" calcext:value-type="float">
            <text:p>0.92701063599997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.607972" calcext:value-type="float">
            <text:p>22.607972</text:p>
          </table:table-cell>
          <table:table-cell office:value-type="float" office:value="23.2254160185" calcext:value-type="float">
            <text:p>23.225416018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1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7.201917" calcext:value-type="float">
            <text:p>7.201917</text:p>
          </table:table-cell>
          <table:table-cell office:value-type="float" office:value="5.92715100600003" calcext:value-type="float">
            <text:p>5.92715100600003</text:p>
          </table:table-cell>
          <table:table-cell office:value-type="float" office:value="1.03270218200009" calcext:value-type="float">
            <text:p>1.0327021820000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02844675" calcext:value-type="float">
            <text:p>1.02844675</text:p>
          </table:table-cell>
          <table:table-cell office:value-type="float" office:value="1.28364632149999" calcext:value-type="float">
            <text:p>1.2836463214999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1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y dry until reaching [4,1]</text:p>
          </table:table-cell>
          <table:table-cell office:value-type="string" calcext:value-type="string">
            <text:p>until(at_dry,at_4_1)</text:p>
          </table:table-cell>
          <table:table-cell office:value-type="float" office:value="7.349498" calcext:value-type="float">
            <text:p>7.349498</text:p>
          </table:table-cell>
          <table:table-cell office:value-type="float" office:value="6.07199293000008" calcext:value-type="float">
            <text:p>6.07199293000008</text:p>
          </table:table-cell>
          <table:table-cell office:value-type="float" office:value="1.14087142599988" calcext:value-type="float">
            <text:p>1.1408714259998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874485333333333" calcext:value-type="float">
            <text:p>0.874485333333333</text:p>
          </table:table-cell>
          <table:table-cell office:value-type="float" office:value="1.24119324800002" calcext:value-type="float">
            <text:p>1.2411932480000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at_dry,at_4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4.099694" calcext:value-type="float">
            <text:p>4.099694</text:p>
          </table:table-cell>
          <table:table-cell office:value-type="float" office:value="2.91290577300003" calcext:value-type="float">
            <text:p>2.91290577300003</text:p>
          </table:table-cell>
          <table:table-cell office:value-type="float" office:value="0.318598558000076" calcext:value-type="float">
            <text:p>0.3185985580000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864595" calcext:value-type="float">
            <text:p>0.1864595</text:p>
          </table:table-cell>
          <table:table-cell office:value-type="float" office:value="0.710157471000002" calcext:value-type="float">
            <text:p>0.71015747100000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4.405048" calcext:value-type="float">
            <text:p>4.405048</text:p>
          </table:table-cell>
          <table:table-cell office:value-type="float" office:value="3.22696750499995" calcext:value-type="float">
            <text:p>3.22696750499995</text:p>
          </table:table-cell>
          <table:table-cell office:value-type="float" office:value="0.470514110000067" calcext:value-type="float">
            <text:p>0.4705141100000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5497" calcext:value-type="float">
            <text:p>0.025497</text:p>
          </table:table-cell>
          <table:table-cell office:value-type="float" office:value="1.10157169499996" calcext:value-type="float">
            <text:p>1.1015716949999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4.109554" calcext:value-type="float">
            <text:p>4.109554</text:p>
          </table:table-cell>
          <table:table-cell office:value-type="float" office:value="2.95243295200009" calcext:value-type="float">
            <text:p>2.95243295200009</text:p>
          </table:table-cell>
          <table:table-cell office:value-type="float" office:value="0.360164494999935" calcext:value-type="float">
            <text:p>0.3601644949999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3511" calcext:value-type="float">
            <text:p>0.033511</text:p>
          </table:table-cell>
          <table:table-cell office:value-type="float" office:value="1.080590562" calcext:value-type="float">
            <text:p>1.08059056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7.492112" calcext:value-type="float">
            <text:p>7.492112</text:p>
          </table:table-cell>
          <table:table-cell office:value-type="float" office:value="7.08191689499995" calcext:value-type="float">
            <text:p>7.08191689499995</text:p>
          </table:table-cell>
          <table:table-cell office:value-type="float" office:value="0.887296033000098" calcext:value-type="float">
            <text:p>0.8872960330000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.487074" calcext:value-type="float">
            <text:p>14.487074</text:p>
          </table:table-cell>
          <table:table-cell office:value-type="float" office:value="7.38858789599999" calcext:value-type="float">
            <text:p>7.3885878959999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22.662555" calcext:value-type="float">
            <text:p>22.662555</text:p>
          </table:table-cell>
          <table:table-cell office:value-type="float" office:value="8.22401910300005" calcext:value-type="float">
            <text:p>8.22401910300005</text:p>
          </table:table-cell>
          <table:table-cell office:value-type="float" office:value="1.42343698600007" calcext:value-type="float">
            <text:p>1.423436986000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21.896661" calcext:value-type="float">
            <text:p>21.896661</text:p>
          </table:table-cell>
          <table:table-cell office:value-type="float" office:value="7.68567086600001" calcext:value-type="float">
            <text:p>7.68567086600001</text:p>
          </table:table-cell>
          <table:table-cell office:value-type="float" office:value="1.19966658999999" calcext:value-type="float">
            <text:p>1.199666589999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4669" calcext:value-type="float">
            <text:p>0.024669</text:p>
          </table:table-cell>
          <table:table-cell office:value-type="float" office:value="14.1345921240001" calcext:value-type="float">
            <text:p>14.13459212400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4.159623" calcext:value-type="float">
            <text:p>4.159623</text:p>
          </table:table-cell>
          <table:table-cell office:value-type="float" office:value="3.78480559400009" calcext:value-type="float">
            <text:p>3.78480559400009</text:p>
          </table:table-cell>
          <table:table-cell office:value-type="float" office:value="0.681531664999852" calcext:value-type="float">
            <text:p>0.68153166499985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844555" calcext:value-type="float">
            <text:p>0.5844555</text:p>
          </table:table-cell>
          <table:table-cell office:value-type="float" office:value="0.683387250500005" calcext:value-type="float">
            <text:p>0.68338725050000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4.992362" calcext:value-type="float">
            <text:p>4.992362</text:p>
          </table:table-cell>
          <table:table-cell office:value-type="float" office:value="3.77039713599993" calcext:value-type="float">
            <text:p>3.77039713599993</text:p>
          </table:table-cell>
          <table:table-cell office:value-type="float" office:value="0.661833682999941" calcext:value-type="float">
            <text:p>0.6618336829999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5635" calcext:value-type="float">
            <text:p>0.035635</text:p>
          </table:table-cell>
          <table:table-cell office:value-type="float" office:value="1.14538770799993" calcext:value-type="float">
            <text:p>1.1453877079999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4.101773" calcext:value-type="float">
            <text:p>4.101773</text:p>
          </table:table-cell>
          <table:table-cell office:value-type="float" office:value="3.72688573400001" calcext:value-type="float">
            <text:p>3.72688573400001</text:p>
          </table:table-cell>
          <table:table-cell office:value-type="float" office:value="0.607157529999995" calcext:value-type="float">
            <text:p>0.6071575299999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87452" calcext:value-type="float">
            <text:p>0.787452</text:p>
          </table:table-cell>
          <table:table-cell office:value-type="float" office:value="0.841003775000066" calcext:value-type="float">
            <text:p>0.84100377500006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25.135862" calcext:value-type="float">
            <text:p>25.135862</text:p>
          </table:table-cell>
          <table:table-cell office:value-type="float" office:value="9.18828911500009" calcext:value-type="float">
            <text:p>9.18828911500009</text:p>
          </table:table-cell>
          <table:table-cell office:value-type="float" office:value="1.89477572500027" calcext:value-type="float">
            <text:p>1.894775725000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21256" calcext:value-type="float">
            <text:p>0.021256</text:p>
          </table:table-cell>
          <table:table-cell office:value-type="float" office:value="15.8715018189998" calcext:value-type="float">
            <text:p>15.871501818999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25.283349" calcext:value-type="float">
            <text:p>25.283349</text:p>
          </table:table-cell>
          <table:table-cell office:value-type="float" office:value="9.22691756100016" calcext:value-type="float">
            <text:p>9.22691756100016</text:p>
          </table:table-cell>
          <table:table-cell office:value-type="float" office:value="1.88654695300033" calcext:value-type="float">
            <text:p>1.886546953000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15.9800102660001" calcext:value-type="float">
            <text:p>15.98001026600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2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ng one green from [7,4] to [3,4]</text:p>
          </table:table-cell>
          <table:table-cell office:value-type="string" calcext:value-type="string">
            <text:p>before(pick_one_green_x_item_at_7_4,at_3_4)</text:p>
          </table:table-cell>
          <table:table-cell office:value-type="float" office:value="9.158984" calcext:value-type="float">
            <text:p>9.158984</text:p>
          </table:table-cell>
          <table:table-cell office:value-type="float" office:value="8.753534554" calcext:value-type="float">
            <text:p>8.753534554</text:p>
          </table:table-cell>
          <table:table-cell office:value-type="float" office:value="1.59266645399998" calcext:value-type="float">
            <text:p>1.592666453999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6652385" calcext:value-type="float">
            <text:p>7.6652385</text:p>
          </table:table-cell>
          <table:table-cell office:value-type="float" office:value="7.79011935600011" calcext:value-type="float">
            <text:p>7.790119356000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green_x_item_at_7_4,at_3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8.797524" calcext:value-type="float">
            <text:p>8.797524</text:p>
          </table:table-cell>
          <table:table-cell office:value-type="float" office:value="7.32588614399992" calcext:value-type="float">
            <text:p>7.32588614399992</text:p>
          </table:table-cell>
          <table:table-cell office:value-type="float" office:value="0.943960890999733" calcext:value-type="float">
            <text:p>0.9439608909997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53268" calcext:value-type="float">
            <text:p>0.753268</text:p>
          </table:table-cell>
          <table:table-cell office:value-type="float" office:value="1.41773440199995" calcext:value-type="float">
            <text:p>1.4177344019999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8.136306" calcext:value-type="float">
            <text:p>8.136306</text:p>
          </table:table-cell>
          <table:table-cell office:value-type="float" office:value="6.47958440299999" calcext:value-type="float">
            <text:p>6.47958440299999</text:p>
          </table:table-cell>
          <table:table-cell office:value-type="float" office:value="0.634003563999613" calcext:value-type="float">
            <text:p>0.6340035639996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732505" calcext:value-type="float">
            <text:p>0.7732505</text:p>
          </table:table-cell>
          <table:table-cell office:value-type="float" office:value="1.53189276549995" calcext:value-type="float">
            <text:p>1.5318927654999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7.778715" calcext:value-type="float">
            <text:p>7.778715</text:p>
          </table:table-cell>
          <table:table-cell office:value-type="float" office:value="6.38276837100011" calcext:value-type="float">
            <text:p>6.38276837100011</text:p>
          </table:table-cell>
          <table:table-cell office:value-type="float" office:value="0.559605810999983" calcext:value-type="float">
            <text:p>0.5596058109999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31392" calcext:value-type="float">
            <text:p>0.731392</text:p>
          </table:table-cell>
          <table:table-cell office:value-type="float" office:value="1.35899936599992" calcext:value-type="float">
            <text:p>1.3589993659999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20.378828" calcext:value-type="float">
            <text:p>20.378828</text:p>
          </table:table-cell>
          <table:table-cell office:value-type="float" office:value="18.9256583019999" calcext:value-type="float">
            <text:p>18.9256583019999</text:p>
          </table:table-cell>
          <table:table-cell office:value-type="float" office:value="1.83482667700036" calcext:value-type="float">
            <text:p>1.834826677000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721975" calcext:value-type="float">
            <text:p>0.7721975</text:p>
          </table:table-cell>
          <table:table-cell office:value-type="float" office:value="1.42808414900003" calcext:value-type="float">
            <text:p>1.428084149000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23.522226" calcext:value-type="float">
            <text:p>23.522226</text:p>
          </table:table-cell>
          <table:table-cell office:value-type="float" office:value="22.0616277529998" calcext:value-type="float">
            <text:p>22.0616277529998</text:p>
          </table:table-cell>
          <table:table-cell office:value-type="float" office:value="4.43592809000006" calcext:value-type="float">
            <text:p>4.435928090000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68777" calcext:value-type="float">
            <text:p>0.768777</text:p>
          </table:table-cell>
          <table:table-cell office:value-type="float" office:value="1.43195569749992" calcext:value-type="float">
            <text:p>1.4319556974999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24.297598" calcext:value-type="float">
            <text:p>24.297598</text:p>
          </table:table-cell>
          <table:table-cell office:value-type="float" office:value="22.761482593" calcext:value-type="float">
            <text:p>22.761482593</text:p>
          </table:table-cell>
          <table:table-cell office:value-type="float" office:value="5.21350678999966" calcext:value-type="float">
            <text:p>5.213506789999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43297" calcext:value-type="float">
            <text:p>0.743297</text:p>
          </table:table-cell>
          <table:table-cell office:value-type="float" office:value="1.44236378150015" calcext:value-type="float">
            <text:p>1.442363781500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9.616611" calcext:value-type="float">
            <text:p>9.616611</text:p>
          </table:table-cell>
          <table:table-cell office:value-type="float" office:value="8.06799323199994" calcext:value-type="float">
            <text:p>8.06799323199994</text:p>
          </table:table-cell>
          <table:table-cell office:value-type="float" office:value="1.3670451800001" calcext:value-type="float">
            <text:p>1.36704518000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6325" calcext:value-type="float">
            <text:p>0.996325</text:p>
          </table:table-cell>
          <table:table-cell office:value-type="float" office:value="1.44642304333335" calcext:value-type="float">
            <text:p>1.4464230433333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9.585263" calcext:value-type="float">
            <text:p>9.585263</text:p>
          </table:table-cell>
          <table:table-cell office:value-type="float" office:value="8.12730030900002" calcext:value-type="float">
            <text:p>8.12730030900002</text:p>
          </table:table-cell>
          <table:table-cell office:value-type="float" office:value="1.35572124600026" calcext:value-type="float">
            <text:p>1.355721246000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.003284" calcext:value-type="float">
            <text:p>1.003284</text:p>
          </table:table-cell>
          <table:table-cell office:value-type="float" office:value="1.42948230866674" calcext:value-type="float">
            <text:p>1.4294823086667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9.680301" calcext:value-type="float">
            <text:p>9.680301</text:p>
          </table:table-cell>
          <table:table-cell office:value-type="float" office:value="8.28325385700009" calcext:value-type="float">
            <text:p>8.28325385700009</text:p>
          </table:table-cell>
          <table:table-cell office:value-type="float" office:value="1.53126910399988" calcext:value-type="float">
            <text:p>1.531269103999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22851" calcext:value-type="float">
            <text:p>1.122851</text:p>
          </table:table-cell>
          <table:table-cell office:value-type="float" office:value="1.40864990850002" calcext:value-type="float">
            <text:p>1.4086499085000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23.594908" calcext:value-type="float">
            <text:p>23.594908</text:p>
          </table:table-cell>
          <table:table-cell office:value-type="float" office:value="22.209514618" calcext:value-type="float">
            <text:p>22.209514618</text:p>
          </table:table-cell>
          <table:table-cell office:value-type="float" office:value="4.27453374899983" calcext:value-type="float">
            <text:p>4.2745337489998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.121888" calcext:value-type="float">
            <text:p>18.121888</text:p>
          </table:table-cell>
          <table:table-cell office:value-type="float" office:value="18.5089656393334" calcext:value-type="float">
            <text:p>18.508965639333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26.90014" calcext:value-type="float">
            <text:p>26.90014</text:p>
          </table:table-cell>
          <table:table-cell office:value-type="float" office:value="25.439042968" calcext:value-type="float">
            <text:p>25.439042968</text:p>
          </table:table-cell>
          <table:table-cell office:value-type="float" office:value="7.19189292600004" calcext:value-type="float">
            <text:p>7.191892926000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.05184" calcext:value-type="float">
            <text:p>1.05184</text:p>
          </table:table-cell>
          <table:table-cell office:value-type="float" office:value="1.46670529866666" calcext:value-type="float">
            <text:p>1.4667052986666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3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ke all green from [7,4] to water</text:p>
          </table:table-cell>
          <table:table-cell office:value-type="string" calcext:value-type="string">
            <text:p>before(pick_every_green_x_item_at_7_4,neg(at_dry))</text:p>
          </table:table-cell>
          <table:table-cell office:value-type="float" office:value="27.596843" calcext:value-type="float">
            <text:p>27.596843</text:p>
          </table:table-cell>
          <table:table-cell office:value-type="float" office:value="26.0645628279999" calcext:value-type="float">
            <text:p>26.0645628279999</text:p>
          </table:table-cell>
          <table:table-cell office:value-type="float" office:value="7.75908892400003" calcext:value-type="float">
            <text:p>7.7590889240000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882109" calcext:value-type="float">
            <text:p>0.882109</text:p>
          </table:table-cell>
          <table:table-cell office:value-type="float" office:value="1.55755261100001" calcext:value-type="float">
            <text:p>1.5575526110000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every_green_x_item_at_7_4,neg(at_dry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4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3.488533" calcext:value-type="float">
            <text:p>13.488533</text:p>
          </table:table-cell>
          <table:table-cell office:value-type="float" office:value="3.72834539899986" calcext:value-type="float">
            <text:p>3.72834539899986</text:p>
          </table:table-cell>
          <table:table-cell office:value-type="float" office:value="0.374833320000334" calcext:value-type="float">
            <text:p>0.3748333200003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6506" calcext:value-type="float">
            <text:p>0.026506</text:p>
          </table:table-cell>
          <table:table-cell office:value-type="float" office:value="9.689513304" calcext:value-type="float">
            <text:p>9.68951330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4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3.631396" calcext:value-type="float">
            <text:p>3.631396</text:p>
          </table:table-cell>
          <table:table-cell office:value-type="float" office:value="3.28682416600009" calcext:value-type="float">
            <text:p>3.28682416600009</text:p>
          </table:table-cell>
          <table:table-cell office:value-type="float" office:value="0.247990855000126" calcext:value-type="float">
            <text:p>0.2479908550001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698645" calcext:value-type="float">
            <text:p>0.1698645</text:p>
          </table:table-cell>
          <table:table-cell office:value-type="float" office:value="0.272245657000099" calcext:value-type="float">
            <text:p>0.27224565700009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4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3.362597" calcext:value-type="float">
            <text:p>13.362597</text:p>
          </table:table-cell>
          <table:table-cell office:value-type="float" office:value="3.63618824800005" calcext:value-type="float">
            <text:p>3.63618824800005</text:p>
          </table:table-cell>
          <table:table-cell office:value-type="float" office:value="0.381850095000118" calcext:value-type="float">
            <text:p>0.3818500950001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1368" calcext:value-type="float">
            <text:p>0.021368</text:p>
          </table:table-cell>
          <table:table-cell office:value-type="float" office:value="9.65566367299994" calcext:value-type="float">
            <text:p>9.6556636729999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4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9.306223" calcext:value-type="float">
            <text:p>19.306223</text:p>
          </table:table-cell>
          <table:table-cell office:value-type="float" office:value="9.39975638499982" calcext:value-type="float">
            <text:p>9.39975638499982</text:p>
          </table:table-cell>
          <table:table-cell office:value-type="float" office:value="1.04505742299966" calcext:value-type="float">
            <text:p>1.045057422999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7654" calcext:value-type="float">
            <text:p>0.027654</text:p>
          </table:table-cell>
          <table:table-cell office:value-type="float" office:value="9.83581414300011" calcext:value-type="float">
            <text:p>9.835814143000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4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9.412767" calcext:value-type="float">
            <text:p>19.412767</text:p>
          </table:table-cell>
          <table:table-cell office:value-type="float" office:value="9.77915275500004" calcext:value-type="float">
            <text:p>9.77915275500004</text:p>
          </table:table-cell>
          <table:table-cell office:value-type="float" office:value="1.40282345799983" calcext:value-type="float">
            <text:p>1.402823457999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7939" calcext:value-type="float">
            <text:p>0.027939</text:p>
          </table:table-cell>
          <table:table-cell office:value-type="float" office:value="9.56258637199994" calcext:value-type="float">
            <text:p>9.5625863719999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4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9.990597" calcext:value-type="float">
            <text:p>9.990597</text:p>
          </table:table-cell>
          <table:table-cell office:value-type="float" office:value="9.63861568700008" calcext:value-type="float">
            <text:p>9.63861568700008</text:p>
          </table:table-cell>
          <table:table-cell office:value-type="float" office:value="1.25148729600005" calcext:value-type="float">
            <text:p>1.251487296000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573181" calcext:value-type="float">
            <text:p>9.573181</text:p>
          </table:table-cell>
          <table:table-cell office:value-type="float" office:value="4.90785978050008" calcext:value-type="float">
            <text:p>4.9078597805000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4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4.361831" calcext:value-type="float">
            <text:p>14.361831</text:p>
          </table:table-cell>
          <table:table-cell office:value-type="float" office:value="4.58320299900015" calcext:value-type="float">
            <text:p>4.58320299900015</text:p>
          </table:table-cell>
          <table:table-cell office:value-type="float" office:value="0.680651474999877" calcext:value-type="float">
            <text:p>0.6806514749998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36468333333333" calcext:value-type="float">
            <text:p>0.536468333333333</text:p>
          </table:table-cell>
          <table:table-cell office:value-type="float" office:value="3.73102177966674" calcext:value-type="float">
            <text:p>3.7310217796667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4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5.050668" calcext:value-type="float">
            <text:p>15.050668</text:p>
          </table:table-cell>
          <table:table-cell office:value-type="float" office:value="4.496426918" calcext:value-type="float">
            <text:p>4.496426918</text:p>
          </table:table-cell>
          <table:table-cell office:value-type="float" office:value="0.625508320000108" calcext:value-type="float">
            <text:p>0.62550832000010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174385" calcext:value-type="float">
            <text:p>0.174385</text:p>
          </table:table-cell>
          <table:table-cell office:value-type="float" office:value="5.37968562549997" calcext:value-type="float">
            <text:p>5.3796856254999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4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4.219832" calcext:value-type="float">
            <text:p>14.219832</text:p>
          </table:table-cell>
          <table:table-cell office:value-type="float" office:value="4.46906378599988" calcext:value-type="float">
            <text:p>4.46906378599988</text:p>
          </table:table-cell>
          <table:table-cell office:value-type="float" office:value="0.61498233500015" calcext:value-type="float">
            <text:p>0.614982335000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227934" calcext:value-type="float">
            <text:p>0.227934</text:p>
          </table:table-cell>
          <table:table-cell office:value-type="float" office:value="3.4121077240001" calcext:value-type="float">
            <text:p>3.412107724000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4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20.480739" calcext:value-type="float">
            <text:p>20.480739</text:p>
          </table:table-cell>
          <table:table-cell office:value-type="float" office:value="10.7526903989997" calcext:value-type="float">
            <text:p>10.7526903989997</text:p>
          </table:table-cell>
          <table:table-cell office:value-type="float" office:value="1.83020818200021" calcext:value-type="float">
            <text:p>1.830208182000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226528666666667" calcext:value-type="float">
            <text:p>0.226528666666667</text:p>
          </table:table-cell>
          <table:table-cell office:value-type="float" office:value="3.40516956899986" calcext:value-type="float">
            <text:p>3.4051695689998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4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9.847771" calcext:value-type="float">
            <text:p>19.847771</text:p>
          </table:table-cell>
          <table:table-cell office:value-type="float" office:value="10.1062482039997" calcext:value-type="float">
            <text:p>10.1062482039997</text:p>
          </table:table-cell>
          <table:table-cell office:value-type="float" office:value="1.45580370799917" calcext:value-type="float">
            <text:p>1.455803707999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538569" calcext:value-type="float">
            <text:p>0.538569</text:p>
          </table:table-cell>
          <table:table-cell office:value-type="float" office:value="3.71999544766656" calcext:value-type="float">
            <text:p>3.7199954476665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sk4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ck two square items from [4,0]</text:p>
          </table:table-cell>
          <table:table-cell office:value-type="string" calcext:value-type="string">
            <text:p>eventually(pick_two_x_square_item_at_4_0)</text:p>
          </table:table-cell>
          <table:table-cell office:value-type="float" office:value="10.915814" calcext:value-type="float">
            <text:p>10.915814</text:p>
          </table:table-cell>
          <table:table-cell office:value-type="float" office:value="10.5704789860001" calcext:value-type="float">
            <text:p>10.5704789860001</text:p>
          </table:table-cell>
          <table:table-cell office:value-type="float" office:value="1.89543257099967" calcext:value-type="float">
            <text:p>1.895432570999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820024" calcext:value-type="float">
            <text:p>8.820024</text:p>
          </table:table-cell>
          <table:table-cell office:value-type="float" office:value="5.93182642200009" calcext:value-type="float">
            <text:p>5.9318264220000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ventually(pick_two_x_square_item_at_4_0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5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11.491522" calcext:value-type="float">
            <text:p>11.491522</text:p>
          </table:table-cell>
          <table:table-cell office:value-type="float" office:value="11.1020867139996" calcext:value-type="float">
            <text:p>11.1020867139996</text:p>
          </table:table-cell>
          <table:table-cell office:value-type="float" office:value="1.16502386299908" calcext:value-type="float">
            <text:p>1.165023862999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497844" calcext:value-type="float">
            <text:p>1.497844</text:p>
          </table:table-cell>
          <table:table-cell office:value-type="float" office:value="1.62008971850014" calcext:value-type="float">
            <text:p>1.620089718500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5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10.525636" calcext:value-type="float">
            <text:p>10.525636</text:p>
          </table:table-cell>
          <table:table-cell office:value-type="float" office:value="10.1718855280001" calcext:value-type="float">
            <text:p>10.1718855280001</text:p>
          </table:table-cell>
          <table:table-cell office:value-type="float" office:value="0.74290275300018" calcext:value-type="float">
            <text:p>0.742902753000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070485" calcext:value-type="float">
            <text:p>0.2070485</text:p>
          </table:table-cell>
          <table:table-cell office:value-type="float" office:value="0.312375634499858" calcext:value-type="float">
            <text:p>0.31237563449985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5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10.68883" calcext:value-type="float">
            <text:p>10.68883</text:p>
          </table:table-cell>
          <table:table-cell office:value-type="float" office:value="10.3145000979998" calcext:value-type="float">
            <text:p>10.3145000979998</text:p>
          </table:table-cell>
          <table:table-cell office:value-type="float" office:value="0.861304945999563" calcext:value-type="float">
            <text:p>0.8613049459995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98582" calcext:value-type="float">
            <text:p>0.198582</text:p>
          </table:table-cell>
          <table:table-cell office:value-type="float" office:value="0.31297933250039" calcext:value-type="float">
            <text:p>0.3129793325003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5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52.3425" calcext:value-type="float">
            <text:p>52.3425</text:p>
          </table:table-cell>
          <table:table-cell office:value-type="float" office:value="32.6051552650001" calcext:value-type="float">
            <text:p>32.6051552650001</text:p>
          </table:table-cell>
          <table:table-cell office:value-type="float" office:value="4.59028831099977" calcext:value-type="float">
            <text:p>4.590288310999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3451" calcext:value-type="float">
            <text:p>0.023451</text:p>
          </table:table-cell>
          <table:table-cell office:value-type="float" office:value="19.6659989469999" calcext:value-type="float">
            <text:p>19.665998946999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5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68.196451" calcext:value-type="float">
            <text:p>68.196451</text:p>
          </table:table-cell>
          <table:table-cell office:value-type="float" office:value="33.1374065489999" calcext:value-type="float">
            <text:p>33.1374065489999</text:p>
          </table:table-cell>
          <table:table-cell office:value-type="float" office:value="4.84967396799993" calcext:value-type="float">
            <text:p>4.849673967999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5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45.328827" calcext:value-type="float">
            <text:p>45.328827</text:p>
          </table:table-cell>
          <table:table-cell office:value-type="float" office:value="29.9873712829999" calcext:value-type="float">
            <text:p>29.9873712829999</text:p>
          </table:table-cell>
          <table:table-cell office:value-type="float" office:value="2.49472254500006" calcext:value-type="float">
            <text:p>2.494722545000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15.270169464" calcext:value-type="float">
            <text:p>15.27016946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5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12.732432" calcext:value-type="float">
            <text:p>12.732432</text:p>
          </table:table-cell>
          <table:table-cell office:value-type="float" office:value="12.3545785390002" calcext:value-type="float">
            <text:p>12.3545785390002</text:p>
          </table:table-cell>
          <table:table-cell office:value-type="float" office:value="1.77394346300025" calcext:value-type="float">
            <text:p>1.773943463000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18552333333333" calcext:value-type="float">
            <text:p>1.18552333333333</text:p>
          </table:table-cell>
          <table:table-cell office:value-type="float" office:value="1.24442509333327" calcext:value-type="float">
            <text:p>1.2444250933332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5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15.60849" calcext:value-type="float">
            <text:p>15.60849</text:p>
          </table:table-cell>
          <table:table-cell office:value-type="float" office:value="12.8122225319999" calcext:value-type="float">
            <text:p>12.8122225319999</text:p>
          </table:table-cell>
          <table:table-cell office:value-type="float" office:value="1.86037124700079" calcext:value-type="float">
            <text:p>1.860371247000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30192" calcext:value-type="float">
            <text:p>1.30192</text:p>
          </table:table-cell>
          <table:table-cell office:value-type="float" office:value="2.62177028000019" calcext:value-type="float">
            <text:p>2.6217702800001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5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15.018922" calcext:value-type="float">
            <text:p>15.018922</text:p>
          </table:table-cell>
          <table:table-cell office:value-type="float" office:value="12.1408547450001" calcext:value-type="float">
            <text:p>12.1408547450001</text:p>
          </table:table-cell>
          <table:table-cell office:value-type="float" office:value="1.61565706900046" calcext:value-type="float">
            <text:p>1.615657069000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09374" calcext:value-type="float">
            <text:p>0.209374</text:p>
          </table:table-cell>
          <table:table-cell office:value-type="float" office:value="1.5715725120001" calcext:value-type="float">
            <text:p>1.571572512000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5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35.205533" calcext:value-type="float">
            <text:p>35.205533</text:p>
          </table:table-cell>
          <table:table-cell office:value-type="float" office:value="34.8237228489997" calcext:value-type="float">
            <text:p>34.8237228489997</text:p>
          </table:table-cell>
          <table:table-cell office:value-type="float" office:value="6.17395697699931" calcext:value-type="float">
            <text:p>6.173956976999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4947485" calcext:value-type="float">
            <text:p>8.4947485</text:p>
          </table:table-cell>
          <table:table-cell office:value-type="float" office:value="8.60573005950005" calcext:value-type="float">
            <text:p>8.6057300595000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5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34.240839" calcext:value-type="float">
            <text:p>34.240839</text:p>
          </table:table-cell>
          <table:table-cell office:value-type="float" office:value="33.897879229" calcext:value-type="float">
            <text:p>33.897879229</text:p>
          </table:table-cell>
          <table:table-cell office:value-type="float" office:value="5.33861000600018" calcext:value-type="float">
            <text:p>5.338610006000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032198" calcext:value-type="float">
            <text:p>8.032198</text:p>
          </table:table-cell>
          <table:table-cell office:value-type="float" office:value="5.40820195966686" calcext:value-type="float">
            <text:p>5.4082019596668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ask5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triangle from [4,0] and then one item from [11,1]</text:p>
          </table:table-cell>
          <table:table-cell office:value-type="string" calcext:value-type="string">
            <text:p>before(pick_one_x_triangle_item_at_4_0,pick_one_x_x_item_at_11_1)</text:p>
          </table:table-cell>
          <table:table-cell office:value-type="float" office:value="34.580121" calcext:value-type="float">
            <text:p>34.580121</text:p>
          </table:table-cell>
          <table:table-cell office:value-type="float" office:value="34.1825651109998" calcext:value-type="float">
            <text:p>34.1825651109998</text:p>
          </table:table-cell>
          <table:table-cell office:value-type="float" office:value="5.69289558800028" calcext:value-type="float">
            <text:p>5.692895588000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.286662" calcext:value-type="float">
            <text:p>35.286662</text:p>
          </table:table-cell>
          <table:table-cell office:value-type="float" office:value="17.773976533" calcext:value-type="float">
            <text:p>17.77397653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x_triangle_item_at_4_0,pick_one_x_x_item_at_11_1)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7.216936" calcext:value-type="float">
            <text:p>7.216936</text:p>
          </table:table-cell>
          <table:table-cell office:value-type="float" office:value="5.93398897199995" calcext:value-type="float">
            <text:p>5.93398897199995</text:p>
          </table:table-cell>
          <table:table-cell office:value-type="float" office:value="0.498174704000121" calcext:value-type="float">
            <text:p>0.4981747040001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37657" calcext:value-type="float">
            <text:p>0.637657</text:p>
          </table:table-cell>
          <table:table-cell office:value-type="float" office:value="1.20524880700009" calcext:value-type="float">
            <text:p>1.2052488070000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until(at_dry,pick_one_x_x_item_at_3_1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7.044209" calcext:value-type="float">
            <text:p>7.044209</text:p>
          </table:table-cell>
          <table:table-cell office:value-type="float" office:value="5.76422520899996" calcext:value-type="float">
            <text:p>5.76422520899996</text:p>
          </table:table-cell>
          <table:table-cell office:value-type="float" office:value="0.429352915999971" calcext:value-type="float">
            <text:p>0.42935291599997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2158" calcext:value-type="float">
            <text:p>0.032158</text:p>
          </table:table-cell>
          <table:table-cell office:value-type="float" office:value="1.20520046299998" calcext:value-type="float">
            <text:p>1.2052004629999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dry,pick_one_x_x_item_at_3_1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6.01591" calcext:value-type="float">
            <text:p>6.01591</text:p>
          </table:table-cell>
          <table:table-cell office:value-type="float" office:value="5.65948156500008" calcext:value-type="float">
            <text:p>5.65948156500008</text:p>
          </table:table-cell>
          <table:table-cell office:value-type="float" office:value="0.406942473000072" calcext:value-type="float">
            <text:p>0.4069424730000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274394314500114" calcext:value-type="float">
            <text:p>0.2743943145001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ventually(pick_every_blue_square_item_at_3_1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15.992557" calcext:value-type="float">
            <text:p>15.992557</text:p>
          </table:table-cell>
          <table:table-cell office:value-type="float" office:value="14.7170457369998" calcext:value-type="float">
            <text:p>14.7170457369998</text:p>
          </table:table-cell>
          <table:table-cell office:value-type="float" office:value="1.36174980799979" calcext:value-type="float">
            <text:p>1.361749807999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93682" calcext:value-type="float">
            <text:p>0.693682</text:p>
          </table:table-cell>
          <table:table-cell office:value-type="float" office:value="1.26049904599995" calcext:value-type="float">
            <text:p>1.2604990459999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ventually(pick_one_x_square_item_at_3_1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17.248738" calcext:value-type="float">
            <text:p>17.248738</text:p>
          </table:table-cell>
          <table:table-cell office:value-type="float" office:value="15.7196485449999" calcext:value-type="float">
            <text:p>15.7196485449999</text:p>
          </table:table-cell>
          <table:table-cell office:value-type="float" office:value="2.01817024699994" calcext:value-type="float">
            <text:p>2.018170246999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7292035" calcext:value-type="float">
            <text:p>2.7292035</text:p>
          </table:table-cell>
          <table:table-cell office:value-type="float" office:value="3.41618612250022" calcext:value-type="float">
            <text:p>3.416186122500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dry,before(pick_one_x_x_item_at_1_2,pick_one_x_x_item_at_3_1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16.496167" calcext:value-type="float">
            <text:p>16.496167</text:p>
          </table:table-cell>
          <table:table-cell office:value-type="float" office:value="15.2204420150001" calcext:value-type="float">
            <text:p>15.2204420150001</text:p>
          </table:table-cell>
          <table:table-cell office:value-type="float" office:value="1.56995819600024" calcext:value-type="float">
            <text:p>1.569958196000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634145" calcext:value-type="float">
            <text:p>0.7634145</text:p>
          </table:table-cell>
          <table:table-cell office:value-type="float" office:value="1.33079987200017" calcext:value-type="float">
            <text:p>1.3307998720001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dry,before(pick_one_x_x_item_at_1_2,pick_one_x_x_item_at_3_1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9.064978" calcext:value-type="float">
            <text:p>9.064978</text:p>
          </table:table-cell>
          <table:table-cell office:value-type="float" office:value="7.78148338600022" calcext:value-type="float">
            <text:p>7.78148338600022</text:p>
          </table:table-cell>
          <table:table-cell office:value-type="float" office:value="1.16110699999945" calcext:value-type="float">
            <text:p>1.161106999999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77969775" calcext:value-type="float">
            <text:p>0.77969775</text:p>
          </table:table-cell>
          <table:table-cell office:value-type="float" office:value="1.02275827200003" calcext:value-type="float">
            <text:p>1.0227582720000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pick_one_x_x_item_at_1_2,pick_one_x_x_item_at_3_1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6.882013" calcext:value-type="float">
            <text:p>6.882013</text:p>
          </table:table-cell>
          <table:table-cell office:value-type="float" office:value="6.5299670899999" calcext:value-type="float">
            <text:p>6.5299670899999</text:p>
          </table:table-cell>
          <table:table-cell office:value-type="float" office:value="0.709859774999586" calcext:value-type="float">
            <text:p>0.7098597749995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26721" calcext:value-type="float">
            <text:p>0.226721</text:p>
          </table:table-cell>
          <table:table-cell office:value-type="float" office:value="0.276210512333516" calcext:value-type="float">
            <text:p>0.2762105123335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ventually(pick_every_blue_square_item_at_3_1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6.990728" calcext:value-type="float">
            <text:p>6.990728</text:p>
          </table:table-cell>
          <table:table-cell office:value-type="float" office:value="6.64078429399979" calcext:value-type="float">
            <text:p>6.64078429399979</text:p>
          </table:table-cell>
          <table:table-cell office:value-type="float" office:value="0.749849736999749" calcext:value-type="float">
            <text:p>0.7498497369997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753155" calcext:value-type="float">
            <text:p>0.1753155</text:p>
          </table:table-cell>
          <table:table-cell office:value-type="float" office:value="0.275279906499918" calcext:value-type="float">
            <text:p>0.2752799064999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ventually(pick_every_blue_square_item_at_3_1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21.761924" calcext:value-type="float">
            <text:p>21.761924</text:p>
          </table:table-cell>
          <table:table-cell office:value-type="float" office:value="20.3291380590003" calcext:value-type="float">
            <text:p>20.3291380590003</text:p>
          </table:table-cell>
          <table:table-cell office:value-type="float" office:value="4.59834508399899" calcext:value-type="float">
            <text:p>4.598345083998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.701209" calcext:value-type="float">
            <text:p>2.701209</text:p>
          </table:table-cell>
          <table:table-cell office:value-type="float" office:value="3.34302058700041" calcext:value-type="float">
            <text:p>3.3430205870004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dry,before(pick_one_x_x_item_at_1_2,pick_one_x_x_item_at_3_1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17.327811" calcext:value-type="float">
            <text:p>17.327811</text:p>
          </table:table-cell>
          <table:table-cell office:value-type="float" office:value="16.978297402" calcext:value-type="float">
            <text:p>16.978297402</text:p>
          </table:table-cell>
          <table:table-cell office:value-type="float" office:value="2.65710362800019" calcext:value-type="float">
            <text:p>2.657103628000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1779085" calcext:value-type="float">
            <text:p>0.1779085</text:p>
          </table:table-cell>
          <table:table-cell office:value-type="float" office:value="0.274635758499699" calcext:value-type="float">
            <text:p>0.27463575849969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ventually(pick_every_blue_square_item_at_3_1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ask6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item from [1,2] and one from [3,1] and in the process never step on a water tile</text:p>
          </table:table-cell>
          <table:table-cell office:value-type="string" calcext:value-type="string">
            <text:p>and(until(at_dry,pick_one_x_x_item_at_3_1), before(pick_one_x_triangle_item_at_1_2,pick_one_x_x_item_at_3_1))</text:p>
          </table:table-cell>
          <table:table-cell office:value-type="float" office:value="18.323461" calcext:value-type="float">
            <text:p>18.323461</text:p>
          </table:table-cell>
          <table:table-cell office:value-type="float" office:value="17.04595642" calcext:value-type="float">
            <text:p>17.04595642</text:p>
          </table:table-cell>
          <table:table-cell office:value-type="float" office:value="2.63524772399978" calcext:value-type="float">
            <text:p>2.635247723999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09297575" calcext:value-type="float">
            <text:p>2.09297575</text:p>
          </table:table-cell>
          <table:table-cell office:value-type="float" office:value="2.34554205999984" calcext:value-type="float">
            <text:p>2.3455420599998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dry,before(pick_one_x_x_item_at_1_2,pick_one_x_x_item_at_3_1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19.592363" calcext:value-type="float">
            <text:p>19.592363</text:p>
          </table:table-cell>
          <table:table-cell office:value-type="float" office:value="1.69871293399956" calcext:value-type="float">
            <text:p>1.69871293399956</text:p>
          </table:table-cell>
          <table:table-cell office:value-type="float" office:value="0.159545122999589" calcext:value-type="float">
            <text:p>0.1595451229995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" office:value-type="string" calcext:value-type="string">
            <text:p>False</text:p>
          </table:table-cell>
          <table:table-cell office:value-type="string" calcext:value-type="string">
            <text:p>eventually(pick_two_x_x_item_at_7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12.291463" calcext:value-type="float">
            <text:p>12.291463</text:p>
          </table:table-cell>
          <table:table-cell office:value-type="float" office:value="1.88562345400032" calcext:value-type="float">
            <text:p>1.88562345400032</text:p>
          </table:table-cell>
          <table:table-cell office:value-type="float" office:value="0.209821935999571" calcext:value-type="float">
            <text:p>0.2098219359995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5393" calcext:value-type="float">
            <text:p>0.025393</text:p>
          </table:table-cell>
          <table:table-cell office:value-type="float" office:value="10.3371163030001" calcext:value-type="float">
            <text:p>10.33711630300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6_4,pick_two_x_x_item_at_7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17.962464" calcext:value-type="float">
            <text:p>17.962464</text:p>
          </table:table-cell>
          <table:table-cell office:value-type="float" office:value="1.75179338999988" calcext:value-type="float">
            <text:p>1.75179338999988</text:p>
          </table:table-cell>
          <table:table-cell office:value-type="float" office:value="0.181649641000149" calcext:value-type="float">
            <text:p>0.1816496410001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" office:value-type="string" calcext:value-type="string">
            <text:p>False</text:p>
          </table:table-cell>
          <table:table-cell office:value-type="string" calcext:value-type="string">
            <text:p>eventually(pick_two_x_x_item_at_7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4.290785" calcext:value-type="float">
            <text:p>4.290785</text:p>
          </table:table-cell>
          <table:table-cell office:value-type="float" office:value="3.91068457799975" calcext:value-type="float">
            <text:p>3.91068457799975</text:p>
          </table:table-cell>
          <table:table-cell office:value-type="float" office:value="0.70382389399947" calcext:value-type="float">
            <text:p>0.7038238939994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9734" calcext:value-type="float">
            <text:p>0.029734</text:p>
          </table:table-cell>
          <table:table-cell office:value-type="float" office:value="0.311220237000271" calcext:value-type="float">
            <text:p>0.31122023700027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3.9426" calcext:value-type="float">
            <text:p>3.9426</text:p>
          </table:table-cell>
          <table:table-cell office:value-type="float" office:value="3.54584121000016" calcext:value-type="float">
            <text:p>3.54584121000016</text:p>
          </table:table-cell>
          <table:table-cell office:value-type="float" office:value="0.42774834399961" calcext:value-type="float">
            <text:p>0.4277483439996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327705890999823" calcext:value-type="float">
            <text:p>0.3277058909998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and(eventually(pick_one_blue_x_item_at_7_4),before(at_7_4,pick_one_green_x_item_at_7_4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3.887594" calcext:value-type="float">
            <text:p>3.887594</text:p>
          </table:table-cell>
          <table:table-cell office:value-type="float" office:value="3.52319395999984" calcext:value-type="float">
            <text:p>3.52319395999984</text:p>
          </table:table-cell>
          <table:table-cell office:value-type="float" office:value="0.402422073000253" calcext:value-type="float">
            <text:p>0.4024220730002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8864" calcext:value-type="float">
            <text:p>0.028864</text:p>
          </table:table-cell>
          <table:table-cell office:value-type="float" office:value="0.295893794000222" calcext:value-type="float">
            <text:p>0.2958937940002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21.289562" calcext:value-type="float">
            <text:p>21.289562</text:p>
          </table:table-cell>
          <table:table-cell office:value-type="float" office:value="2.69251776999999" calcext:value-type="float">
            <text:p>2.69251776999999</text:p>
          </table:table-cell>
          <table:table-cell office:value-type="float" office:value="0.44227556100077" calcext:value-type="float">
            <text:p>0.4422755610007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05974" calcext:value-type="float">
            <text:p>0.205974</text:p>
          </table:table-cell>
          <table:table-cell office:value-type="float" office:value="9.43073122449982" calcext:value-type="float">
            <text:p>9.4307312244998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until(neg(pick_one_blue_x_item_at_7_4),pick_two_x_x_item_at_7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3.408978" calcext:value-type="float">
            <text:p>3.408978</text:p>
          </table:table-cell>
          <table:table-cell office:value-type="float" office:value="2.35341970599984" calcext:value-type="float">
            <text:p>2.35341970599984</text:p>
          </table:table-cell>
          <table:table-cell office:value-type="float" office:value="0.320527344000311" calcext:value-type="float">
            <text:p>0.3205273440003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10835" calcext:value-type="float">
            <text:p>0.210835</text:p>
          </table:table-cell>
          <table:table-cell office:value-type="float" office:value="0.661512946500125" calcext:value-type="float">
            <text:p>0.66151294650012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6_4,pick_two_x_x_item_at_7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12.851243" calcext:value-type="float">
            <text:p>12.851243</text:p>
          </table:table-cell>
          <table:table-cell office:value-type="float" office:value="2.5575628370002" calcext:value-type="float">
            <text:p>2.5575628370002</text:p>
          </table:table-cell>
          <table:table-cell office:value-type="float" office:value="0.400267117999647" calcext:value-type="float">
            <text:p>0.40026711799964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0977" calcext:value-type="float">
            <text:p>0.20977</text:p>
          </table:table-cell>
          <table:table-cell office:value-type="float" office:value="5.289923628" calcext:value-type="float">
            <text:p>5.28992362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5_4,pick_two_x_x_item_at_7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5.643714" calcext:value-type="float">
            <text:p>5.643714</text:p>
          </table:table-cell>
          <table:table-cell office:value-type="float" office:value="5.24501680000003" calcext:value-type="float">
            <text:p>5.24501680000003</text:p>
          </table:table-cell>
          <table:table-cell office:value-type="float" office:value="1.15744275700035" calcext:value-type="float">
            <text:p>1.157442757000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.765322" calcext:value-type="float">
            <text:p>10.765322</text:p>
          </table:table-cell>
          <table:table-cell office:value-type="float" office:value="5.51702192799985" calcext:value-type="float">
            <text:p>5.5170219279998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27.55959" calcext:value-type="float">
            <text:p>27.55959</text:p>
          </table:table-cell>
          <table:table-cell office:value-type="float" office:value="5.79689142000007" calcext:value-type="float">
            <text:p>5.79689142000007</text:p>
          </table:table-cell>
          <table:table-cell office:value-type="float" office:value="1.26059034399987" calcext:value-type="float">
            <text:p>1.2605903439998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" office:value-type="string" calcext:value-type="string">
            <text:p>True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sk7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 one green and one blue item from [7,4]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office:value-type="float" office:value="4.974629" calcext:value-type="float">
            <text:p>4.974629</text:p>
          </table:table-cell>
          <table:table-cell office:value-type="float" office:value="4.5858781779998" calcext:value-type="float">
            <text:p>4.5858781779998</text:p>
          </table:table-cell>
          <table:table-cell office:value-type="float" office:value="0.785068561000116" calcext:value-type="float">
            <text:p>0.785068561000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.648324" calcext:value-type="float">
            <text:p>11.648324</text:p>
          </table:table-cell>
          <table:table-cell office:value-type="float" office:value="5.95408543749977" calcext:value-type="float">
            <text:p>5.9540854374997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and(eventually(pick_one_blue_x_item_at_7_4),eventually(pick_one_green_x_item_at_7_4)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8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1.0934" calcext:value-type="float">
            <text:p>1.0934</text:p>
          </table:table-cell>
          <table:table-cell office:value-type="float" office:value="0.691045160000158" calcext:value-type="float">
            <text:p>0.691045160000158</text:p>
          </table:table-cell>
          <table:table-cell office:value-type="float" office:value="0.078976249999414" calcext:value-type="float">
            <text:p>0.0789762499994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868065" calcext:value-type="float">
            <text:p>0.6868065</text:p>
          </table:table-cell>
          <table:table-cell office:value-type="float" office:value="0.816689664500018" calcext:value-type="float">
            <text:p>0.8166896645000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8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2.17978" calcext:value-type="float">
            <text:p>2.17978</text:p>
          </table:table-cell>
          <table:table-cell office:value-type="float" office:value="0.774043614999755" calcext:value-type="float">
            <text:p>0.774043614999755</text:p>
          </table:table-cell>
          <table:table-cell office:value-type="float" office:value="0.115665359999639" calcext:value-type="float">
            <text:p>0.1156653599996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93715" calcext:value-type="float">
            <text:p>0.6893715</text:p>
          </table:table-cell>
          <table:table-cell office:value-type="float" office:value="1.32150557800014" calcext:value-type="float">
            <text:p>1.321505578000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8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1.069675" calcext:value-type="float">
            <text:p>1.069675</text:p>
          </table:table-cell>
          <table:table-cell office:value-type="float" office:value="0.686299319999762" calcext:value-type="float">
            <text:p>0.686299319999762</text:p>
          </table:table-cell>
          <table:table-cell office:value-type="float" office:value="0.0838736820005579" calcext:value-type="float">
            <text:p>0.08387368200055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741575" calcext:value-type="float">
            <text:p>0.7741575</text:p>
          </table:table-cell>
          <table:table-cell office:value-type="float" office:value="0.895302442999991" calcext:value-type="float">
            <text:p>0.89530244299999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neg(at_dry),at_5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8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3.428746" calcext:value-type="float">
            <text:p>3.428746</text:p>
          </table:table-cell>
          <table:table-cell office:value-type="float" office:value="2.04690103800021" calcext:value-type="float">
            <text:p>2.04690103800021</text:p>
          </table:table-cell>
          <table:table-cell office:value-type="float" office:value="0.23859390699954" calcext:value-type="float">
            <text:p>0.238593906999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1745" calcext:value-type="float">
            <text:p>0.031745</text:p>
          </table:table-cell>
          <table:table-cell office:value-type="float" office:value="1.30615507099992" calcext:value-type="float">
            <text:p>1.3061550709999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ventually(at_5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8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3.444479" calcext:value-type="float">
            <text:p>3.444479</text:p>
          </table:table-cell>
          <table:table-cell office:value-type="float" office:value="2.05267348100006" calcext:value-type="float">
            <text:p>2.05267348100006</text:p>
          </table:table-cell>
          <table:table-cell office:value-type="float" office:value="0.223238259000027" calcext:value-type="float">
            <text:p>0.2232382590000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928585" calcext:value-type="float">
            <text:p>0.6928585</text:p>
          </table:table-cell>
          <table:table-cell office:value-type="float" office:value="1.31676719750021" calcext:value-type="float">
            <text:p>1.316767197500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8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3.568322" calcext:value-type="float">
            <text:p>3.568322</text:p>
          </table:table-cell>
          <table:table-cell office:value-type="float" office:value="2.18766193700003" calcext:value-type="float">
            <text:p>2.18766193700003</text:p>
          </table:table-cell>
          <table:table-cell office:value-type="float" office:value="0.307691641000019" calcext:value-type="float">
            <text:p>0.3076916410000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84625" calcext:value-type="float">
            <text:p>0.6884625</text:p>
          </table:table-cell>
          <table:table-cell office:value-type="float" office:value="1.30615945099999" calcext:value-type="float">
            <text:p>1.3061594509999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8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1.207447" calcext:value-type="float">
            <text:p>1.207447</text:p>
          </table:table-cell>
          <table:table-cell office:value-type="float" office:value="0.825777711000228" calcext:value-type="float">
            <text:p>0.825777711000228</text:p>
          </table:table-cell>
          <table:table-cell office:value-type="float" office:value="0.142693735000194" calcext:value-type="float">
            <text:p>0.14269373500019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1394995" calcext:value-type="float">
            <text:p>1.1394995</text:p>
          </table:table-cell>
          <table:table-cell office:value-type="float" office:value="1.17373116049998" calcext:value-type="float">
            <text:p>1.1737311604999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8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1.283681" calcext:value-type="float">
            <text:p>1.283681</text:p>
          </table:table-cell>
          <table:table-cell office:value-type="float" office:value="0.891346863000308" calcext:value-type="float">
            <text:p>0.891346863000308</text:p>
          </table:table-cell>
          <table:table-cell office:value-type="float" office:value="0.174972019000052" calcext:value-type="float">
            <text:p>0.17497201900005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35563" calcext:value-type="float">
            <text:p>0.035563</text:p>
          </table:table-cell>
          <table:table-cell office:value-type="float" office:value="0.316442236000057" calcext:value-type="float">
            <text:p>0.31644223600005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ventually(at_5_4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8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2.397446" calcext:value-type="float">
            <text:p>2.397446</text:p>
          </table:table-cell>
          <table:table-cell office:value-type="float" office:value="1.01329439100027" calcext:value-type="float">
            <text:p>1.01329439100027</text:p>
          </table:table-cell>
          <table:table-cell office:value-type="float" office:value="0.219047973000215" calcext:value-type="float">
            <text:p>0.2190479730002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873145" calcext:value-type="float">
            <text:p>0.6873145</text:p>
          </table:table-cell>
          <table:table-cell office:value-type="float" office:value="1.31116588300006" calcext:value-type="float">
            <text:p>1.3111658830000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8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4.049527" calcext:value-type="float">
            <text:p>4.049527</text:p>
          </table:table-cell>
          <table:table-cell office:value-type="float" office:value="2.66128689100015" calcext:value-type="float">
            <text:p>2.66128689100015</text:p>
          </table:table-cell>
          <table:table-cell office:value-type="float" office:value="0.636083916999723" calcext:value-type="float">
            <text:p>0.6360839169997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88598" calcext:value-type="float">
            <text:p>0.688598</text:p>
          </table:table-cell>
          <table:table-cell office:value-type="float" office:value="1.31099735499993" calcext:value-type="float">
            <text:p>1.3109973549999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8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3.727214" calcext:value-type="float">
            <text:p>3.727214</text:p>
          </table:table-cell>
          <table:table-cell office:value-type="float" office:value="2.33756162500003" calcext:value-type="float">
            <text:p>2.33756162500003</text:p>
          </table:table-cell>
          <table:table-cell office:value-type="float" office:value="0.420198309999705" calcext:value-type="float">
            <text:p>0.4201983099997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1065055" calcext:value-type="float">
            <text:p>1.1065055</text:p>
          </table:table-cell>
          <table:table-cell office:value-type="float" office:value="1.39201480324994" calcext:value-type="float">
            <text:p>1.3920148032499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task8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ch [5,4] by only by going through the water</text:p>
          </table:table-cell>
          <table:table-cell office:value-type="string" calcext:value-type="string">
            <text:p>until(neg(at_dry),at_5_4)</text:p>
          </table:table-cell>
          <table:table-cell office:value-type="float" office:value="3.00685" calcext:value-type="float">
            <text:p>3.00685</text:p>
          </table:table-cell>
          <table:table-cell office:value-type="float" office:value="2.62916196800006" calcext:value-type="float">
            <text:p>2.62916196800006</text:p>
          </table:table-cell>
          <table:table-cell office:value-type="float" office:value="0.614010085999325" calcext:value-type="float">
            <text:p>0.6140100859993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879245" calcext:value-type="float">
            <text:p>0.6879245</text:p>
          </table:table-cell>
          <table:table-cell office:value-type="float" office:value="0.80269251499999" calcext:value-type="float">
            <text:p>0.8026925149999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until(neg(at_dry),at_5_4)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sk9.json3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7.856508" calcext:value-type="float">
            <text:p>7.856508</text:p>
          </table:table-cell>
          <table:table-cell office:value-type="float" office:value="7.46293804600009" calcext:value-type="float">
            <text:p>7.46293804600009</text:p>
          </table:table-cell>
          <table:table-cell office:value-type="float" office:value="0.690139448000082" calcext:value-type="float">
            <text:p>0.6901394480000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3794" calcext:value-type="float">
            <text:p>0.033794</text:p>
          </table:table-cell>
          <table:table-cell office:value-type="float" office:value="0.3196327630003" calcext:value-type="float">
            <text:p>0.319632763000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sk9.json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8.510406" calcext:value-type="float">
            <text:p>8.510406</text:p>
          </table:table-cell>
          <table:table-cell office:value-type="float" office:value="8.10363882599995" calcext:value-type="float">
            <text:p>8.10363882599995</text:p>
          </table:table-cell>
          <table:table-cell office:value-type="float" office:value="0.918911664000007" calcext:value-type="float">
            <text:p>0.9189116640000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1012" calcext:value-type="float">
            <text:p>0.031012</text:p>
          </table:table-cell>
          <table:table-cell office:value-type="float" office:value="0.3326153349999" calcext:value-type="float">
            <text:p>0.332615334999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sk9.json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8.391252" calcext:value-type="float">
            <text:p>8.391252</text:p>
          </table:table-cell>
          <table:table-cell office:value-type="float" office:value="8.0004359669997" calcext:value-type="float">
            <text:p>8.0004359669997</text:p>
          </table:table-cell>
          <table:table-cell office:value-type="float" office:value="0.813124324999535" calcext:value-type="float">
            <text:p>0.8131243249995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3314" calcext:value-type="float">
            <text:p>0.033314</text:p>
          </table:table-cell>
          <table:table-cell office:value-type="float" office:value="0.316819532999943" calcext:value-type="float">
            <text:p>0.31681953299994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sk9.json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39.051221" calcext:value-type="float">
            <text:p>39.051221</text:p>
          </table:table-cell>
          <table:table-cell office:value-type="float" office:value="20.6672097959999" calcext:value-type="float">
            <text:p>20.6672097959999</text:p>
          </table:table-cell>
          <table:table-cell office:value-type="float" office:value="2.23764529299933" calcext:value-type="float">
            <text:p>2.237645292999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8699" calcext:value-type="float">
            <text:p>0.028699</text:p>
          </table:table-cell>
          <table:table-cell office:value-type="float" office:value="18.30995295" calcext:value-type="float">
            <text:p>18.3099529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7_4,before(pick_one_red_x_item_at_7_4,pick_one_green_x_item_at_10_8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sk9.json3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20.386914" calcext:value-type="float">
            <text:p>20.386914</text:p>
          </table:table-cell>
          <table:table-cell office:value-type="float" office:value="19.9748763779999" calcext:value-type="float">
            <text:p>19.9748763779999</text:p>
          </table:table-cell>
          <table:table-cell office:value-type="float" office:value="1.79928359199994" calcext:value-type="float">
            <text:p>1.799283591999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4862" calcext:value-type="float">
            <text:p>0.034862</text:p>
          </table:table-cell>
          <table:table-cell office:value-type="float" office:value="0.338123110999732" calcext:value-type="float">
            <text:p>0.33812311099973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7_4,before(pick_one_red_x_item_at_7_4,pick_one_green_x_item_at_10_8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sk9.json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20.711811" calcext:value-type="float">
            <text:p>20.711811</text:p>
          </table:table-cell>
          <table:table-cell office:value-type="float" office:value="20.2703722890001" calcext:value-type="float">
            <text:p>20.2703722890001</text:p>
          </table:table-cell>
          <table:table-cell office:value-type="float" office:value="1.97076140600029" calcext:value-type="float">
            <text:p>1.970761406000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.06768" calcext:value-type="float">
            <text:p>17.06768</text:p>
          </table:table-cell>
          <table:table-cell office:value-type="float" office:value="8.69399268350003" calcext:value-type="float">
            <text:p>8.693992683500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sk9.json5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9.592793" calcext:value-type="float">
            <text:p>9.592793</text:p>
          </table:table-cell>
          <table:table-cell office:value-type="float" office:value="9.2015327019999" calcext:value-type="float">
            <text:p>9.2015327019999</text:p>
          </table:table-cell>
          <table:table-cell office:value-type="float" office:value="1.26205751199905" calcext:value-type="float">
            <text:p>1.262057511999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675925" calcext:value-type="float">
            <text:p>1.5675925</text:p>
          </table:table-cell>
          <table:table-cell office:value-type="float" office:value="1.68317283550005" calcext:value-type="float">
            <text:p>1.6831728355000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sk9.json5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9.646215" calcext:value-type="float">
            <text:p>9.646215</text:p>
          </table:table-cell>
          <table:table-cell office:value-type="float" office:value="9.25774627999999" calcext:value-type="float">
            <text:p>9.25774627999999</text:p>
          </table:table-cell>
          <table:table-cell office:value-type="float" office:value="1.33524112299801" calcext:value-type="float">
            <text:p>1.335241122998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6207955" calcext:value-type="float">
            <text:p>1.6207955</text:p>
          </table:table-cell>
          <table:table-cell office:value-type="float" office:value="1.73440747049972" calcext:value-type="float">
            <text:p>1.7344074704997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sk9.json5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10.092571" calcext:value-type="float">
            <text:p>10.092571</text:p>
          </table:table-cell>
          <table:table-cell office:value-type="float" office:value="9.71273565000047" calcext:value-type="float">
            <text:p>9.71273565000047</text:p>
          </table:table-cell>
          <table:table-cell office:value-type="float" office:value="1.61142926000048" calcext:value-type="float">
            <text:p>1.611429260000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503703" calcext:value-type="float">
            <text:p>1.503703</text:p>
          </table:table-cell>
          <table:table-cell office:value-type="float" office:value="1.6133057549996" calcext:value-type="float">
            <text:p>1.613305754999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sk9.json5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42.944936" calcext:value-type="float">
            <text:p>42.944936</text:p>
          </table:table-cell>
          <table:table-cell office:value-type="float" office:value="25.9971033399997" calcext:value-type="float">
            <text:p>25.9971033399997</text:p>
          </table:table-cell>
          <table:table-cell office:value-type="float" office:value="5.92338580100022" calcext:value-type="float">
            <text:p>5.923385801000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16.873906541" calcext:value-type="float">
            <text:p>16.8739065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sk9.json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21.684433" calcext:value-type="float">
            <text:p>21.684433</text:p>
          </table:table-cell>
          <table:table-cell office:value-type="float" office:value="21.3433585110006" calcext:value-type="float">
            <text:p>21.3433585110006</text:p>
          </table:table-cell>
          <table:table-cell office:value-type="float" office:value="2.46949932999996" calcext:value-type="float">
            <text:p>2.469499329999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79517" calcext:value-type="float">
            <text:p>0.279517</text:p>
          </table:table-cell>
          <table:table-cell office:value-type="float" office:value="0.319057301333184" calcext:value-type="float">
            <text:p>0.31905730133318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fore(at_7_4,before(pick_one_red_x_item_at_7_4,pick_one_green_x_item_at_10_8))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sk9.json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st get one red item from [7,4] and afterwards one green item from [10,8]</text:p>
          </table:table-cell>
          <table:table-cell office:value-type="string" calcext:value-type="string">
            <text:p>before(pick_one_red_x_item_at_7_4,pick_one_green_x_item_at_10_8)</text:p>
          </table:table-cell>
          <table:table-cell office:value-type="float" office:value="23.147935" calcext:value-type="float">
            <text:p>23.147935</text:p>
          </table:table-cell>
          <table:table-cell office:value-type="float" office:value="22.7718920779998" calcext:value-type="float">
            <text:p>22.7718920779998</text:p>
          </table:table-cell>
          <table:table-cell office:value-type="float" office:value="3.5257649969999" calcext:value-type="float">
            <text:p>3.525764996999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4450695" calcext:value-type="float">
            <text:p>8.4450695</text:p>
          </table:table-cell>
          <table:table-cell office:value-type="float" office:value="8.54994554300038" calcext:value-type="float">
            <text:p>8.5499455430003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before(pick_one_red_x_item_at_7_4,pick_one_green_x_item_at_10_8)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05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5"/>
          <table:table-cell table:formula="of:=AVERAGE([.F2:.F121])" office:value-type="float" office:value="12.4244183166667" calcext:value-type="float">
            <text:p>12.4244183166667</text:p>
          </table:table-cell>
          <table:table-cell table:formula="of:=AVERAGE([.G2:.G121])" office:value-type="float" office:value="8.70535642589999" calcext:value-type="float">
            <text:p>8.70535642589999</text:p>
          </table:table-cell>
          <table:table-cell table:formula="of:=AVERAGE([.H2:.H121])" office:value-type="float" office:value="1.34252197932494" calcext:value-type="float">
            <text:p>1.34252197932494</text:p>
          </table:table-cell>
          <table:table-cell table:number-columns-repeated="6"/>
          <table:table-cell table:formula="of:=COUNTIFS([.O2:.O121];&quot;=True&quot;)" office:value-type="float" office:value="92" calcext:value-type="float">
            <text:p>92</text:p>
          </table:table-cell>
          <table:table-cell/>
          <table:table-cell table:formula="of:=COUNTIFS([.Q2:.Q121];&quot;=True&quot;)" office:value-type="float" office:value="53" calcext:value-type="float">
            <text:p>53</text:p>
          </table:table-cell>
          <table:table-cell table:formula="of:=COUNTIFS([.R2:.R121];&quot;=True&quot;)" office:value-type="float" office:value="86" calcext:value-type="float">
            <text:p>86</text:p>
          </table:table-cell>
          <table:table-cell table:formula="of:=COUNTIFS([.S2:.S121];&quot;=True&quot;)" office:value-type="float" office:value="92" calcext:value-type="float">
            <text:p>92</text:p>
          </table:table-cell>
          <table:table-cell table:number-columns-repeated="1005"/>
        </table:table-row>
        <table:table-row table:style-name="ro7" table:number-rows-repeated="10484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4T14:27:29.979991697</dc:date>
    <meta:editing-duration>PT12M18S</meta:editing-duration>
    <meta:editing-cycles>2</meta:editing-cycles>
    <meta:generator>LibreOffice/6.0.7.3$Linux_X86_64 LibreOffice_project/00m0$Build-3</meta:generator>
    <meta:document-statistic meta:table-count="1" meta:cell-count="2286" meta:object-count="0"/>
  </office:meta>
</office:document-meta>
</file>